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apport individuel de séance n°3</text:p>
      <text:p text:style-name="P2"/>
      <text:p text:style-name="P3">Objectif : continuer de concevoir le code et les branchements de l’énigme n°2</text:p>
      <text:p text:style-name="P4">Chose faites :</text:p>
      <text:p text:style-name="P5">-vérification du fonctionnement des leds</text:p>
      <text:p text:style-name="P6">-apprendre le fonctionnement des matrices</text:p>
      <text:p text:style-name="P7">-Petite modification du code pour l’énigme 2 (ne fonctionne pas actuellement), il sera plus facile de tester avec un support physique.</text:p>
      <text:p text:style-name="P8">-voir pour la confection du jeu de taquin,</text:p>
      <text:p text:style-name="P9">-découverte du logiciel inkscape</text:p>
      <text:p text:style-name="P10">-tentative de création du jeu de taquin (ancienne tentative sur inkshape, nom du fichier dessin)</text:p>
      <text:p text:style-name="P11">-prendre un jeu de taquin sur internet dans lequel on introduira les capteurs</text:p>
      <text:p text:style-name="P12">-lien du jeu de taquin :</text:p>
      <text:p text:style-name="P13">https://www.amazon.fr/TaquiWood-Puzle-Tree-puzle-Beech/dp/B0CMG4M33V/ref=sr_1_10?__mk_fr_FR=%C3%85M%C3%85%C5%BD%C3%95%C3%91&amp;crid=24C5OPGVJ3IWH&amp;keywords=jeu%2Bde%2Btaquin%2Ben%2Bbois&amp;qid=1705070503&amp;sprefix=jeu%2Bde%2Btaquin%2Ben%2Bbois%2Caps%2C160&amp;sr=8-10&amp;th=1</text:p>
      <text:p text:style-name="P14">-test du temps pour résoudre un taquin 3X3 et 4X4 pour voir la difficulté (le but est de résoudre la boîte en moins de 20minutes).</text:p>
      <text:p text:style-name="P15">-Temps de résolution d’un jeu de taquin 3X3 :</text:p>
      <text:p text:style-name="P16">Mathys (32 secondes)</text:p>
      <text:p text:style-name="P17">Tahitoa (1minutes 40secondes)</text:p>
      <text:p text:style-name="P18">Quentin (1 minutes 22 secondes)</text:p>
      <text:p text:style-name="P19">Temps de résolution d’un jeu de taquin 4X4 :</text:p>
      <text:p text:style-name="P20">Quentin(1 minutes 50 secondes)</text:p>
      <text:p text:style-name="P21">Tahitoa(4 minutes 38 secondes)</text:p>
      <text:p text:style-name="P22">Mathys(3 minutes 49 secondes)</text:p>
      <text:p text:style-name="P23">-J’hésite toujours mais l’utilisation d’un jeu de taquin 4X4 n’est pas à retirer</text:p>
      <text:p text:style-name="P24">A faire la prochaine fois :</text:p>
      <text:p text:style-name="P25">En attendant de recevoir le jeu de taquin il faut que je me penche sur la 3ème énigme et sur l’agencement de la boîte.</text:p>
      <text:soft-page-break/>
      <text:p text:style-name="P26">Je devrais aussi faire plus de test pour le temps moyen de résolution du jeu de taquin en 3X3 et 4X4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hys macri</meta:initial-creator>
    <dc:creator>mathys macri</dc:creator>
    <meta:creation-date>2024-01-12T12:57:00Z</meta:creation-date>
    <dc:date>2024-01-13T18:50:00Z</dc:date>
    <meta:template xlink:href="Normal.dotm" xlink:type="simple"/>
    <meta:editing-cycles>4</meta:editing-cycles>
    <meta:editing-duration>PT3660S</meta:editing-duration>
    <meta:document-statistic meta:page-count="2" meta:paragraph-count="3" meta:word-count="247" meta:character-count="1606" meta:row-count="11" meta:non-whitespace-character-count="1362"/>
  </office:meta>
</office:document-meta>
</file>